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cd3c1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1.A" style:family="table-column">
      <style:table-column-properties style:column-width="6.925in" style:rel-column-width="65535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2.A" style:family="table-column">
      <style:table-column-properties style:column-width="6.925in" style:rel-column-width="6553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925in" style:rel-column-width="65535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fo:keep-with-next="auto" style:may-break-between-rows="true" table:border-model="collapsing"/>
    </style:style>
    <style:style style:name="Table14.A" style:family="table-column">
      <style:table-column-properties style:column-width="6.925in" style:rel-column-width="65535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5.A" style:family="table-column">
      <style:table-column-properties style:column-width="6.925in" style:rel-column-width="6553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6.A" style:family="table-column">
      <style:table-column-properties style:column-width="6.925in" style:rel-column-width="65535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7.A" style:family="table-column">
      <style:table-column-properties style:column-width="6.925in" style:rel-column-width="65535*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9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9.A" style:family="table-column">
      <style:table-column-properties style:column-width="1.7313in" style:rel-column-width="16383*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9.A2" style:family="table-cell">
      <style:table-cell-properties style:vertical-align="middle" fo:background-color="#0066b3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9.D2" style:family="table-cell">
      <style:table-cell-properties style:vertical-align="middle" fo:background-color="#0066b3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.A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9.C3" style:family="table-cell">
      <style:table-cell-properties style:vertical-align="middle" fo:background-color="#e0efd4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9.D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.C5" style:family="table-cell">
      <style:table-cell-properties style:vertical-align="middle" fo:background-color="#ffe5c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65540" officeooo:paragraph-rsid="00065540"/>
    </style:style>
    <style:style style:name="P2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6a40d" officeooo:paragraph-rsid="0006a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7d495" officeooo:paragraph-rsid="0007d4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8d1b4" officeooo:paragraph-rsid="0008d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a9a22" officeooo:paragraph-rsid="000a9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bb65f" officeooo:paragraph-rsid="000bb6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079fe" officeooo:paragraph-rsid="001079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3d9b9" officeooo:paragraph-rsid="0013d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7fa8f" officeooo:paragraph-rsid="0017fa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4da15" officeooo:paragraph-rsid="0014da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b88bf" officeooo:paragraph-rsid="001b8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4da15" officeooo:paragraph-rsid="0014da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6272f" officeooo:paragraph-rsid="001627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Liberation Serif" fo:font-style="italic" style:text-underline-style="none" fo:font-weight="bold" officeooo:rsid="0060fe51" officeooo:paragraph-rsid="00065540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Liberation Serif" fo:font-style="italic" style:text-underline-style="none" fo:font-weight="normal" officeooo:rsid="0060fe51" officeooo:paragraph-rsid="00065540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style:font-name="Liberation Serif" fo:font-style="normal" style:text-underline-style="none" fo:font-weight="normal" officeooo:rsid="0059d65c" officeooo:paragraph-rsid="00065540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style:font-name="Liberation Serif" fo:font-style="normal" style:text-underline-style="none" fo:font-weight="normal" officeooo:rsid="0060fe51" officeooo:paragraph-rsid="0006554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style:text-underline-style="none" fo:font-weight="normal" officeooo:rsid="0059d65c" officeooo:paragraph-rsid="00065540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style:text-underline-style="none" fo:font-weight="normal" officeooo:rsid="005bea6f" officeooo:paragraph-rsid="0006554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normal" officeooo:rsid="0006a40d" officeooo:paragraph-rsid="0006a40d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normal" officeooo:rsid="0014502c" officeooo:paragraph-rsid="0014502c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normal" officeooo:rsid="0014da15" officeooo:paragraph-rsid="0014da15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paragraph-rsid="0014502c"/>
    </style:style>
    <style:style style:name="P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40d" officeooo:paragraph-rsid="0006a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9a22" officeooo:paragraph-rsid="000a9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a35" officeooo:paragraph-rsid="0010e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a9a22" officeooo:paragraph-rsid="000a9a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a9a22" officeooo:paragraph-rsid="000a9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style:text-underline-style="none" fo:font-weight="bold" officeooo:rsid="005d1917" officeooo:paragraph-rsid="00065540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style:text-underline-style="none" fo:font-weight="bold" officeooo:rsid="005fc90a" officeooo:paragraph-rsid="00065540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style:text-underline-style="none" fo:font-weight="normal" officeooo:rsid="005efb32" officeooo:paragraph-rsid="00065540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color="#ce181e" style:font-name="Courier New" fo:font-style="normal" style:text-underline-style="none" fo:font-weight="normal" officeooo:rsid="0006a40d" officeooo:paragraph-rsid="0006a40d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color="#ce181e" style:font-name="Liberation Serif" fo:font-style="normal" style:text-underline-style="none" fo:font-weight="normal" officeooo:rsid="0006a40d" officeooo:paragraph-rsid="0006a40d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14da15" officeooo:paragraph-rsid="0014da15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1db903" officeooo:paragraph-rsid="0014da15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1db903" officeooo:paragraph-rsid="001db903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14da15" officeooo:paragraph-rsid="0014da15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1ee671" officeooo:paragraph-rsid="001ee671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20653f" officeooo:paragraph-rsid="0020653f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21e489" officeooo:paragraph-rsid="0021e489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28711e" officeooo:paragraph-rsid="0028711e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da15" officeooo:paragraph-rsid="0014da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style:font-name="Liberation Serif1" fo:font-style="normal" style:text-underline-style="none" fo:font-weight="bold" officeooo:rsid="00573e97" officeooo:paragraph-rsid="00065540" style:font-style-asian="normal" style:font-weight-asian="bold" style:font-style-complex="normal" style:font-weight-complex="bold"/>
    </style:style>
    <style:style style:name="P49" style:family="paragraph" style:parent-style-name="Standard">
      <style:text-properties style:font-name="Liberation Serif1" fo:font-style="normal" style:text-underline-style="none" fo:font-weight="normal" officeooo:rsid="005938ee" officeooo:paragraph-rsid="00065540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color="#000000" style:font-name="Liberation Serif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da15" officeooo:paragraph-rsid="0014da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fa8f" officeooo:paragraph-rsid="0017fa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88bf" officeooo:paragraph-rsid="001b88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5a06" officeooo:paragraph-rsid="00255a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74e91" officeooo:paragraph-rsid="00274e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a06" officeooo:paragraph-rsid="00255a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a35" officeooo:paragraph-rsid="0010e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a06" officeooo:paragraph-rsid="00255a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a06" officeooo:paragraph-rsid="00255a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a3c0" officeooo:paragraph-rsid="002ba3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a3c0" officeooo:paragraph-rsid="002ba3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07d5" officeooo:paragraph-rsid="002c07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 style:list-style-name="L1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60e" officeooo:paragraph-rsid="002ca6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 style:list-style-name="L1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f477" officeooo:paragraph-rsid="002cf4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 style:list-style-name="L1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a5f8" officeooo:paragraph-rsid="002da5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f4c2" officeooo:paragraph-rsid="002bf4c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2ba3c0" officeooo:paragraph-rsid="002ba3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Standard" style:list-style-name="L1">
      <style:text-properties style:font-name="Liberation Serif1" fo:font-style="normal" style:text-underline-style="none" fo:font-weight="normal" officeooo:rsid="00573e97" officeooo:paragraph-rsid="00065540" style:font-style-asian="normal" style:font-weight-asian="normal" style:font-style-complex="normal" style:font-weight-complex="normal"/>
    </style:style>
    <style:style style:name="P72" style:family="paragraph" style:parent-style-name="Standard" style:list-style-name="L1">
      <style:text-properties style:font-name="Liberation Serif1" fo:font-style="normal" style:text-underline-style="none" fo:font-weight="normal" officeooo:rsid="005938ee" officeooo:paragraph-rsid="00065540" style:font-style-asian="normal" style:font-weight-asian="normal" style:font-style-complex="normal" style:font-weight-complex="normal"/>
    </style:style>
    <style:style style:name="P73" style:family="paragraph" style:parent-style-name="Standard" style:list-style-name="L4">
      <style:text-properties fo:color="#000000" style:font-name="Liberation Serif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74" style:family="paragraph" style:parent-style-name="Standard" style:list-style-name="L5">
      <style:text-properties fo:color="#000000" style:font-name="Liberation Serif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75" style:family="paragraph" style:parent-style-name="Standard" style:list-style-name="L7">
      <style:text-properties fo:color="#000000" style:font-name="Liberation Serif" fo:font-style="normal" style:text-underline-style="none" fo:font-weight="bold" officeooo:rsid="0028711e" officeooo:paragraph-rsid="0028711e" style:font-style-asian="normal" style:font-weight-asian="bold" style:font-style-complex="normal" style:font-weight-complex="bold"/>
    </style:style>
    <style:style style:name="P76" style:family="paragraph" style:parent-style-name="Standard">
      <style:text-properties fo:color="#000000" style:font-name="Liberation Serif" fo:font-style="normal" style:text-underline-style="none" fo:font-weight="bold" officeooo:rsid="0028711e" officeooo:paragraph-rsid="0028711e" style:font-style-asian="normal" style:font-weight-asian="bold" style:font-style-complex="normal" style:font-weight-complex="bold"/>
    </style:style>
    <style:style style:name="P77" style:family="paragraph" style:parent-style-name="Standard">
      <style:text-properties fo:color="#000000" style:font-name="Liberation Serif" fo:font-style="normal" style:text-underline-style="none" fo:font-weight="bold" officeooo:rsid="002b1928" officeooo:paragraph-rsid="002b1928" style:font-style-asian="normal" style:font-weight-asian="bold" style:font-style-complex="normal" style:font-weight-complex="bold"/>
    </style:style>
    <style:style style:name="P78" style:family="paragraph" style:parent-style-name="Standard" style:list-style-name="L8">
      <style:text-properties fo:color="#000000" style:font-name="Liberation Serif" fo:font-style="normal" style:text-underline-style="none" fo:font-weight="bold" officeooo:rsid="002b1928" officeooo:paragraph-rsid="002b1928" style:font-style-asian="normal" style:font-weight-asian="bold" style:font-style-complex="normal" style:font-weight-complex="bold"/>
    </style:style>
    <style:style style:name="P79" style:family="paragraph" style:parent-style-name="Standard">
      <style:text-properties fo:color="#000000" style:font-name="Liberation Serif" fo:font-style="normal" style:text-underline-style="none" fo:font-weight="bold" officeooo:rsid="002ea1d9" officeooo:paragraph-rsid="002ea1d9" style:font-style-asian="normal" style:font-weight-asian="bold" style:font-style-complex="normal" style:font-weight-complex="bold"/>
    </style:style>
    <style:style style:name="P80" style:family="paragraph" style:parent-style-name="Standard">
      <style:text-properties fo:color="#000000" style:font-name="Liberation Serif" fo:font-style="normal" style:text-underline-style="none" fo:font-weight="bold" officeooo:rsid="002fd95c" officeooo:paragraph-rsid="002fd95c" style:font-style-asian="normal" style:font-weight-asian="bold" style:font-style-complex="normal" style:font-weight-complex="bold"/>
    </style:style>
    <style:style style:name="P81" style:family="paragraph" style:parent-style-name="Standard" style:list-style-name="L4">
      <style:text-properties fo:color="#000000" style:font-name="Liberation Serif" fo:font-style="normal" style:text-underline-style="none" fo:font-weight="normal" officeooo:rsid="001db903" officeooo:paragraph-rsid="001db903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color="#000000" style:font-name="Liberation Serif" fo:font-style="normal" style:text-underline-style="none" fo:font-weight="normal" officeooo:rsid="001db903" officeooo:paragraph-rsid="001db903" style:font-style-asian="normal" style:font-weight-asian="normal" style:font-style-complex="normal" style:font-weight-complex="normal"/>
    </style:style>
    <style:style style:name="P83" style:family="paragraph" style:parent-style-name="Standard" style:list-style-name="L7">
      <style:text-properties fo:color="#000000" style:font-name="Liberation Serif" fo:font-style="normal" style:text-underline-style="none" fo:font-weight="normal" officeooo:rsid="0028711e" officeooo:paragraph-rsid="0028711e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normal" officeooo:rsid="001db903" officeooo:paragraph-rsid="001db903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margin-left="0in" fo:margin-right="0in" fo:text-indent="0in" style:auto-text-indent="false"/>
      <style:text-properties fo:color="#000000" style:font-name="Courier New" fo:font-style="normal" style:text-underline-style="none" fo:font-weight="normal" officeooo:rsid="001db903" officeooo:paragraph-rsid="001db903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1ee671" officeooo:paragraph-rsid="001ee671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20653f" officeooo:paragraph-rsid="0020653f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21e489" officeooo:paragraph-rsid="0021e489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23b2a7" officeooo:paragraph-rsid="0023b2a7" style:font-style-asian="normal" style:font-weight-asian="normal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efb32" style:font-weight-asian="normal" style:font-weight-complex="normal"/>
    </style:style>
    <style:style style:name="T4" style:family="text">
      <style:text-properties fo:font-weight="normal" officeooo:rsid="002ba3c0" style:font-weight-asian="normal" style:font-weight-complex="normal"/>
    </style:style>
    <style:style style:name="T5" style:family="text">
      <style:text-properties officeooo:rsid="005efb3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e181e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ce181e" fo:font-weight="bold" fo:background-color="#fff200" loext:char-shading-value="0" style:font-weight-asian="bold" style:font-weight-complex="bold"/>
    </style:style>
    <style:style style:name="T10" style:family="text">
      <style:text-properties fo:color="#ce181e" fo:font-weight="normal" style:font-weight-asian="normal" style:font-weight-complex="normal"/>
    </style:style>
    <style:style style:name="T11" style:family="text">
      <style:text-properties officeooo:rsid="000d35c6"/>
    </style:style>
    <style:style style:name="T12" style:family="text">
      <style:text-properties officeooo:rsid="0016272f"/>
    </style:style>
    <style:style style:name="T13" style:family="text">
      <style:text-properties officeooo:rsid="001c8745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2cf4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Fato gerador do IPI<text:span text:style-name="T2">:</text:span></text:p>
      <text:list xml:id="list2642309368" text:style-name="L1">
        <text:list-item>
          <text:p text:style-name="P71">no CTN:</text:p>
          <text:list>
            <text:list-item>
              <text:p text:style-name="P71">desembaraço aduaneiro, quando de procedência estrangeira;</text:p>
            </text:list-item>
            <text:list-item>
              <text:p text:style-name="P71">saída dos estabelecimentos industrial e equiparado a industrial;</text:p>
            </text:list-item>
            <text:list-item>
              <text:p text:style-name="P71">arrematação, quando apreendido ou abandonado e levado a leilão;</text:p>
            </text:list-item>
          </text:list>
        </text:list-item>
        <text:list-item>
          <text:p text:style-name="P71">no RIPI:</text:p>
          <text:list>
            <text:list-item>
              <text:p text:style-name="P71">desembaraço aduaneiro, quando de procedência estrangeira;</text:p>
            </text:list-item>
            <text:list-item>
              <text:p text:style-name="P71">saída de produto do estabelecimento industrial ou equiparado a industrial;</text:p>
            </text:list-item>
          </text:list>
        </text:list-item>
        <text:list-item>
          <text:p text:style-name="P72">o RIPI considera ocorrido o desembaraço aduaneiro da mercadoria que constar como tendo sido importada e cujo extravio ou avaria venham a ser apurados pela autoridade fiscal, inclusive na hipótese de mercadoria sob regime suspensivo de tributação.</text:p>
        </text:list-item>
      </text:list>
      <text:p text:style-name="P49"/>
      <text:p text:style-name="P19">CTN, Art. 118. A definição legal do FG é interpretada abstraindo-se:</text:p>
      <text:p text:style-name="P19">I – da validade jurídica dos atos efetivamente praticados pelos contribuintes, responsáveis, ou terceiros, bem como da natureza do objeto ou dos seus efeitos;</text:p>
      <text:p text:style-name="P19">II – dos efeitos dos fatos efetivamente ocorridos.</text:p>
      <text:p text:style-name="P17"/>
      <text:p text:style-name="P20">RIPI, Art. 39. O IPI é devido sejam quais forem as finalidades a que se destine o produto ou o título jurídico a que se faça a importação ou de que decorra a saída do estabelecimento produtor.</text:p>
      <text:p text:style-name="P20"/>
      <text:p text:style-name="P33"><text:span text:style-name="T2">Ou seja: o imposto é devido </text:span>independentemente<text:span text:style-name="T2"> da finalidade a qual esteja destinado o produto. </text:span><text:span text:style-name="T3">Assim, o STF decidiu em 2016 que </text:span><text:span text:style-name="T5">é legítima a incidência do IPI na importação de automóveis por PF’s para uso próprio</text:span><text:span text:style-name="T3">.</text:span></text:p>
      <text:p text:style-name="P35"/>
      <text:p text:style-name="P34"><text:span text:style-name="T3">S</text:span><text:span text:style-name="T2">TJ em </text:span>2014<text:span text:style-name="T2">: quanto ao produto importado, se não houvesse qualquer industrialização no estabelecimento importadora, </text:span>não<text:span text:style-name="T2"> poderia se falar em nova incidência do IPI na saída dos produtos importados do seu estabelecimento. Caso contrário estaríamos diante de </text:span>bitributação<text:span text:style-name="T2">.</text:span></text:p>
      <text:p text:style-name="P34"><text:span text:style-name="T2">STJ em </text:span>2015<text:span text:style-name="T2">: mudou entendimento – o segundo FG (saída do produto importado do estabelecimento importador) </text:span>é legítimo<text:span text:style-name="T2">. Nesse sentido, é importante conhecer o teor da ementa do REsp 1403532/SC:</text:span></text:p>
      <text:p text:style-name="P16">Não há qualquer ilegalidade na incidência do IPI na saída dos produtos de procedência estrangeira do estabelecimento do importador, já que equiparado a industrial (…).</text:p>
      <text:p text:style-name="P15"><text:span text:style-name="T2">Interpretação que não ocasiona a ocorrência de bis in idem, dupla tributação ou bitributação, porque a </text:span>lei elenca 2 FG’s distintos<text:span text:style-name="T2">, o </text:span>desembaraço aduaneiro<text:span text:style-name="T2"> proveniente da operação de compra de produto industrializado do exterior e a </text:span>saída do produto industrializado do estabelecimento importador<text:span text:style-name="T2"> equiparado a estabelecimento produtor, isto é, a primeira tributação recai sobre o preço de compra onde embutida a margem de lucro da empresa estrangeira e a segunda tributação recai sobre o preço de venda, onde já embutida a margem de lucro da empresa brasileira importadora. Além disso, não onera a cadeia além do razoável, pois o importador na primeira operação apenas acumula a condição de contribuinte de fato e de direito em razão da territorialidade, já que o estabelecimento industrial produtor estrangeiro não pode ser eleito pela lei nacional brasileira como contribuinte de direito do IPI (os limites da soberania tributária o impedem), sendo que a empresa importadora nacional </text:span><text:soft-page-break/><text:span text:style-name="T2">brasileira acumula o crédito do imposto pago no desembaraço aduaneiro para ser utilizado como abatimento do imposto a ser pago na saída do produto como contribuinte de direito (não-cumulatividade), mantendo-se a tributação apenas sobre o valor agregado</text:span><text:span text:style-name="T1">.</text:span></text:p>
      <text:p text:style-name="P18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21">RIPI, Art. 36, I: considera-se ocorrido o FG do IPI na entrega ao comprador, quanto aos produtos vendidos por intermédio de ambulantes.</text:p>
          </table:table-cell>
        </table:table-row>
      </table:table>
      <text:p text:style-name="P36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2">RIPI, Art. 36, II: considera-se ocorrido o FG do IPI na saída de armazém-geral ou outro depositário do estabelecimento industrial ou equiparado a industrial depositante, quanto aos produtos entregues diretamente a outro estabelecimento.</text:p>
            <text:p text:style-name="P2"/>
            <text:p text:style-name="P26">A remessa dos produtos do indutrial ao armazém-geral, bem como o posterior retorno, são feitos com base em emissão de nota fiscal <text:span text:style-name="T6">com suspensão do IPI</text:span>. Mas se ao contrário dos produtos retornarem ao depósito, eles forem vendidos diretamente a terceiros, ocorrerá o FG do IPI na saída do armazém-geral.</text:p>
          </table:table-cell>
        </table:table-row>
      </table:table>
      <text:p text:style-name="P37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3">RIPI, Art. 36, III: considera-se ocorrido o FG do IPI na saída da repartição que promoveu o desembaraço aduaneiro, quanto aos produtos que, por ordem do importador, forem remetidos diretamente a terceiros.</text:p>
          </table:table-cell>
        </table:table-row>
      </table:table>
      <text:p text:style-name="P37"/>
      <table:table table:name="Table4" table:style-name="Table4" table:template-name="Default Style">
        <table:table-column table:style-name="Table4.A"/>
        <table:table-row table:style-name="Table4.1">
          <table:table-cell table:style-name="Table4.A1" office:value-type="string">
            <text:p text:style-name="P3">RIPI, Art. 36, IV: considera-se ocorrido o FG do IPI na saída do estabelecimento industrial diretamente para estabelecimento da mesma firma ou de terceiro, por ordem do encomendante, quanto aos produtos mandados industrializar por encomenda.</text:p>
          </table:table-cell>
        </table:table-row>
      </table:table>
      <text:p text:style-name="P37"/>
      <table:table table:name="Table5" table:style-name="Table5" table:template-name="Default Style">
        <table:table-column table:style-name="Table5.A"/>
        <table:table-row table:style-name="Table5.1">
          <table:table-cell table:style-name="Table5.A1" office:value-type="string">
            <text:p text:style-name="P4">RIPI, Art. 36, V: considera-se ocorrido o FG do IPI na saída de bens de produção dos associados para as suas cooperativas, equiparadas, por opção, a estabelecimento industrial.</text:p>
          </table:table-cell>
        </table:table-row>
      </table:table>
      <text:p text:style-name="P37"/>
      <table:table table:name="Table6" table:style-name="Table6" table:template-name="Default Style">
        <table:table-column table:style-name="Table6.A"/>
        <table:table-row table:style-name="Table6.1">
          <table:table-cell table:style-name="Table6.A1" office:value-type="string">
            <text:p text:style-name="P5">RIPI, Art. 36, VI: considera-se ocorrido o FG do IPI no <text:span text:style-name="T6">4º dia da data da emissão da respectiva NF</text:span>, quanto aos produtos que até o dia anterior (3º dia) não tiverem deixado o estabelecimento do contribuinte.</text:p>
            <text:p text:style-name="P31"/>
            <text:p text:style-name="P27">Ex.: No dia 01/01, a indústria Beta emitiu a NF relativa ao Lote B de sapatos por ela industrializados. Quando o FG irá ocorrer? <text:span text:style-name="T6">No</text:span> <text:span text:style-name="T6">momento da saída dos produtos</text:span>.</text:p>
            <text:p text:style-name="P27"/>
            <text:p text:style-name="P27">Caso esses produtos não deixem o estabelecimento industrial até o dia 04/01, no dia 05/01 considera-se como ocorrido o FG, por ficção legal, ou seja, os produtos não saíram, mas é como se tivessem saído.</text:p>
            <text:p text:style-name="P27"><text:soft-page-break/></text:p>
            <text:p text:style-name="P27">Se, por acaso, os produtos venham a sair no dia 02/01, qual é a data do FG? 02/01! E não no dia da emissão da NF…</text:p>
            <text:p text:style-name="P27"/>
            <text:p text:style-name="P30">Atenção!<text:span text:style-name="T2"> São </text:span>4 dias <text:span text:style-name="T7">CORRIDOS</text:span><text:span text:style-name="T2">, e não úteis.</text:span></text:p>
          </table:table-cell>
        </table:table-row>
      </table:table>
      <text:p text:style-name="P37"/>
      <table:table table:name="Table7" table:style-name="Table7" table:template-name="Default Style">
        <table:table-column table:style-name="Table7.A"/>
        <table:table-row table:style-name="Table7.1">
          <table:table-cell table:style-name="Table7.A1" office:value-type="string">
            <text:p text:style-name="P6">RIPI, Art. 36, VII: considera-se ocorrido o FG do IPI no momento em que ficar concluída a operação industrial, quando a industrialização se der no próprio local de consumo ou de utilização do produto, fora do estabelecimento industrial.</text:p>
            <text:p text:style-name="P6"/>
            <text:p text:style-name="P28">A operação tem-se por concluída quando houver a <text:span text:style-name="T6">entrega do produto ao adquirente</text:span> <text:span text:style-name="T6">ou na data em que se iniciar o seu consumo</text:span> ou sua utilização, se esta for anterior à formalização da entrega.</text:p>
          </table:table-cell>
        </table:table-row>
      </table:table>
      <text:p text:style-name="P37"/>
      <table:table table:name="Table8" table:style-name="Table8" table:template-name="Default Style">
        <table:table-column table:style-name="Table8.A"/>
        <table:table-row table:style-name="Table8.1">
          <table:table-cell table:style-name="Table8.A1" office:value-type="string">
            <text:p text:style-name="P7">RIPI, Art. 36, VIII: considera-se ocorrido o FG do IPI no início do consumo ou da utilização do papel destinado à impressão de livros, jornais e periódicos, em finalidade diferente de que lhe é prevista na imunidade de que trata o inciso I do art. 18, ou na saída do fabricante, do importador ou de seus estabelecimentos distribuidores, para pessoas que não sejam empresas jornalísticas ou editoras.</text:p>
          </table:table-cell>
        </table:table-row>
      </table:table>
      <text:p text:style-name="P37"/>
      <table:table table:name="Table9" table:style-name="Table9" table:template-name="Default Style">
        <table:table-column table:style-name="Table9.A"/>
        <table:table-row table:style-name="Table9.1">
          <table:table-cell table:style-name="Table9.A1" office:value-type="string">
            <text:p text:style-name="P7">RIPI, Art. 36, IX: considera-se ocorrido o FG do IPI na aquisição ou, se a venda tiver sido feita antes de concluída a operação industrial, na conclusão desta, quanto aos produtos que, antes de sair do estabelecimento que os tenha industrializado por encomenda, sejam por este adquiridos.</text:p>
          </table:table-cell>
        </table:table-row>
      </table:table>
      <text:p text:style-name="P37"/>
      <table:table table:name="Table10" table:style-name="Table10" table:template-name="Default Style">
        <table:table-column table:style-name="Table10.A"/>
        <table:table-row table:style-name="Table10.1">
          <table:table-cell table:style-name="Table10.A1" office:value-type="string">
            <text:p text:style-name="P7">RIPI, Art. 36, X: considera-se ocorrido o FG do IPI <text:span text:style-name="T9">na data da emissão da NF</text:span><text:span text:style-name="T8"> </text:span>pelo estabelecimento industrial, quan<text:span text:style-name="T13">d</text:span>o da ocorrência de qualquer das hipóteses numeradas no inciso VII do art. 25 (<text:span text:style-name="T9">empresas comerciais exportadoras</text:span>).</text:p>
            <text:p text:style-name="P32"/>
            <text:p text:style-name="P28">A ECE será <text:span text:style-name="T6">responsável</text:span> pelo IPI nos casos em que:</text:p>
            <text:list xml:id="list3316649981" text:style-name="L2">
              <text:list-item>
                <text:p text:style-name="P57">tenham transcorrido 180 dias da data da emissão da NF e não for efetivada a exportação;</text:p>
              </text:list-item>
              <text:list-item>
                <text:p text:style-name="P57">produtos que eram para serem exportados foram revendidos no mercado interno; e</text:p>
              </text:list-item>
              <text:list-item>
                <text:p text:style-name="P57">ocorrer a destruição, o furto ou o roubo dos produtos que deveriam ser exportados.</text:p>
              </text:list-item>
            </text:list>
          </table:table-cell>
        </table:table-row>
      </table:table>
      <text:p text:style-name="P37"/>
      <table:table table:name="Table11" table:style-name="Table11" table:template-name="Default Style">
        <table:table-column table:style-name="Table11.A"/>
        <table:table-row table:style-name="Table11.1">
          <table:table-cell table:style-name="Table11.A1" office:value-type="string">
            <text:p text:style-name="P8">RIPI, Art. 36, XI: <text:span text:style-name="T11">considera-se ocorrido o FG do IPI </text:span>no momento da sua venda, quanto aos produtos objeto de operação de venda que forem consumidos ou utilizados dentro do estabelcimento industrial.</text:p>
            <text:p text:style-name="P8"/>
            <text:p text:style-name="P29"><text:soft-page-break/>Não confundir:</text:p>
            <text:list xml:id="list1072084597" text:style-name="L3">
              <text:list-item>
                <text:p text:style-name="P58">art. 36, XI → produto vendido e consumido <text:span text:style-name="T6">dentro do estabelecimento industrial</text:span>;</text:p>
              </text:list-item>
              <text:list-item>
                <text:p text:style-name="P58">art. 36, VII → industrialização no local de consumo, <text:s/><text:span text:style-name="T6">for a do estabelecimento industrial</text:span>.</text:p>
              </text:list-item>
            </text:list>
          </table:table-cell>
        </table:table-row>
      </table:table>
      <text:p text:style-name="P37"/>
      <table:table table:name="Table12" table:style-name="Table12" table:template-name="Default Style">
        <table:table-column table:style-name="Table12.A"/>
        <table:table-row table:style-name="Table12.1">
          <table:table-cell table:style-name="Table12.A1" office:value-type="string">
            <text:p text:style-name="P9">RIPI, Art. 36, XII: <text:span text:style-name="T11">considera-se ocorrido o FG do IPI </text:span>na saída simbólica de álcool das usinas produtoras para as suas cooperativas, equiparadas, por opção, a estabelecimento industrial.</text:p>
          </table:table-cell>
        </table:table-row>
      </table:table>
      <text:p text:style-name="P37"/>
      <table:table table:name="Table13" table:style-name="Table13" table:template-name="Default Style">
        <table:table-column table:style-name="Table13.A"/>
        <table:table-row table:style-name="Table13.1">
          <table:table-cell table:style-name="Table13.A1" office:value-type="string">
            <text:p text:style-name="P9">RIPI, Art. 36, XIII: <text:span text:style-name="T11">considera-se ocorrido o FG do IPI </text:span>na data do vencimento do prazo de permanência de mercadoria no recinto alfandegado, <text:span text:style-name="T6">antes de aplicada a pena de perdimento</text:span>, quando as mercadorias importadas forem consideradas abandonadas pelo decurso do referido prazo.</text:p>
          </table:table-cell>
        </table:table-row>
      </table:table>
      <text:p text:style-name="P37"/>
      <text:p text:style-name="P22">RIPI, Art. 37. Na hipótese de venda, exposição à venda, ou consumo no território nacional, de produtos destinados ao exterior, ou na hipótese de descumprimento das condições estabelecidas para a isenção ou a suspensão do imposto, considerar-se-á ocorrido o FG <text:span text:style-name="T6">na data da saída dos produtos do estabelecimento industrial ou equiparado a industrial</text:span>.</text:p>
      <text:p text:style-name="P25"/>
      <table:table table:name="Table14" table:style-name="Table14" table:template-name="Default Style">
        <table:table-column table:style-name="Table14.A"/>
        <table:table-row table:style-name="Table14.1">
          <table:table-cell table:style-name="Table14.A1" office:value-type="string">
            <text:p text:style-name="P41">Não ocorrência do FG no desembaraço aduaneiro:</text:p>
            <text:p text:style-name="P23">RIPI, Art. 38. <text:span text:style-name="T6">Não</text:span> constituem FG:</text:p>
            <text:p text:style-name="P23">I – o desembaraço aduaneiro de produto nacional que retorne ao Brasil, nos seguintes casos:</text:p>
            <text:p text:style-name="P23">a) quando enviado em consignação para o exterior e não vendido nos prazos autorizados;</text:p>
            <text:p text:style-name="P23">b) por defeito técnico que exija sua devolução, para reparo ou substituição;</text:p>
            <text:p text:style-name="P23">c) em virtude de modificações na sistemática de importação do país importador;</text:p>
            <text:p text:style-name="P23">d) por motivo de guerra ou calamidade pública; e</text:p>
            <text:p text:style-name="P23">e) por quaisquer outros fatores alheios à vontade do exportador.</text:p>
            <text:p text:style-name="P23"/>
            <text:p text:style-name="P47">Além disso, <text:span text:style-name="T6">não</text:span> ocorre o FG no desembaraço aduaneiro no retorno ao País de mercadoria que tenha saído amparada pelo <text:span text:style-name="T6">regime especial de exportação temporária</text:span>, <text:span text:style-name="T6">ainda que tal regime tenha sido descumprido</text:span>.</text:p>
          </table:table-cell>
        </table:table-row>
      </table:table>
      <text:p text:style-name="P38"/>
      <table:table table:name="Table15" table:style-name="Table15" table:template-name="Default Style">
        <table:table-column table:style-name="Table15.A"/>
        <table:table-row table:style-name="Table15.1">
          <table:table-cell table:style-name="Table15.A1" office:value-type="string">
            <text:p text:style-name="P51">Não ocorrência do FG nas saídas destinadas a locação ou arrendamento, <text:span text:style-name="T12">e de bens do ativo permanente</text:span><text:span text:style-name="T2">:</text:span></text:p>
            <text:p text:style-name="P13"><text:span text:style-name="T2">RIPI, Art. 38. </text:span>Não <text:span text:style-name="T2">constituem FG:</text:span></text:p>
            <text:p text:style-name="P13"><text:span text:style-name="T2">II – as saídas de produtos </text:span>subsequentes à primeira<text:span text:style-name="T2">:</text:span></text:p>
            <text:p text:style-name="P11"><text:soft-page-break/>a) nos casos de locação ou arrendamento, salvo se o produto tiver sido submetido a nova industrialização;</text:p>
            <text:p text:style-name="P14"><text:span text:style-name="T2">b) quando se tratar de </text:span>bens do ativo permanente<text:span text:style-name="T2">, industrializados ou importados pelo próprio estabelecimento industrial ou equiparado a industrial, </text:span>destinados à execução de serviços pela própria firma remetente<text:span text:style-name="T2">.</text:span></text:p>
          </table:table-cell>
        </table:table-row>
      </table:table>
      <text:p text:style-name="P38"/>
      <table:table table:name="Table16" table:style-name="Table16" table:template-name="Default Style">
        <table:table-column table:style-name="Table16.A"/>
        <table:table-row table:style-name="Table16.1">
          <table:table-cell table:style-name="Table16.A1" office:value-type="string">
            <text:p text:style-name="P52">Não ocorrência do FG quando da saída de bens do ativo permanente após 5 anos:</text:p>
            <text:p text:style-name="P10"><text:span text:style-name="T2">RIPI, Art. 38. </text:span>Não<text:span text:style-name="T2"> constituem FG:</text:span></text:p>
            <text:p text:style-name="P10">III – a saída de produtos incorporados ao ativo permanente, após 5 anos de sua incorporação, pelo estabelecimento industrial, ou equiparado a industrial, que os tenha industrializado ou importado.</text:p>
          </table:table-cell>
        </table:table-row>
      </table:table>
      <text:p text:style-name="P38"/>
      <table:table table:name="Table17" table:style-name="Table17" table:template-name="Default Style">
        <table:table-column table:style-name="Table17.A"/>
        <table:table-row table:style-name="Table17.1">
          <table:table-cell table:style-name="Table17.A1" office:value-type="string">
            <text:p text:style-name="P53">Não ocorrência do FG quando há mudança de enderço<text:span text:style-name="T2">:</text:span></text:p>
            <text:p text:style-name="P12">RIPI, Art. 38. Não constituem FG:</text:p>
            <text:p text:style-name="P12">IV – a saída de produtos por motivo de mudança de endereço do estabelecimento.</text:p>
          </table:table-cell>
        </table:table-row>
      </table:table>
      <text:p text:style-name="P39"/>
      <text:p text:style-name="P40">No regime de tributação do <text:span text:style-name="T6">SIMPLES NACIONAL</text:span>, aplica-se a alíquota de <text:span text:style-name="T6">0,5%, independentemente das alíquotas previstas na TIPI, sobre a receita bruta mensal</text:span>.</text:p>
      <text:p text:style-name="P40"/>
      <text:p text:style-name="P42">BC do IPI no CTN<text:span text:style-name="T2">:</text:span></text:p>
      <text:list xml:id="list3762782925" text:style-name="L4">
        <text:list-item>
          <text:p text:style-name="P81">no desembaraço aduaneiro → preço normal + II + taxas + encargos cambiais pagos;</text:p>
        </text:list-item>
        <text:list-item>
          <text:p text:style-name="P73"><text:span text:style-name="T2">na saída de produto industrializado → valor da operação (na falta deste, o preço corrente no mercado </text:span>atacadista<text:span text:style-name="T2">);</text:span></text:p>
        </text:list-item>
        <text:list-item>
          <text:p text:style-name="P81">na arrematação em leilão → valor da arrematação.</text:p>
        </text:list-item>
      </text:list>
      <text:p text:style-name="P82"/>
      <text:p text:style-name="P50">Observações<text:span text:style-name="T2">:</text:span></text:p>
      <text:list xml:id="list2607567620" text:style-name="L5">
        <text:list-item>
          <text:p text:style-name="P74"><text:span text:style-name="T2">BC é a mesma coisa que </text:span>valor tributável<text:span text:style-name="T2">;</text:span></text:p>
        </text:list-item>
        <text:list-item>
          <text:p text:style-name="P74"><text:span text:style-name="T2">Preço normal é a mesma coisa que </text:span>valor aduaneiro<text:span text:style-name="T2"> (definido com base no AVA do GATT).</text:span></text:p>
        </text:list-item>
      </text:list>
      <text:p text:style-name="P82"/>
      <text:p text:style-name="P50">BC do IPI no RIPI<text:span text:style-name="T2">:</text:span></text:p>
      <text:p text:style-name="P84">RIPI, Art. 190. Salvo disposição em contrário deste Regulamento, constitui valor tributável:</text:p>
      <text:p text:style-name="P24"><text:span text:style-name="T2">I – </text:span>dos produtos de procedência estrangeira<text:span text:style-name="T2">:</text:span></text:p>
      <text:p text:style-name="P84">a) o valor que servir ou serviria de base para cálculo dos tributos aduaneiros, por ocasião do despacho de importação, acrescido do montante desses tributos e dos encargos cambiais efetivamente pagos pelo importador ou dele exigíveis; e</text:p>
      <text:p text:style-name="P84">b) o valor total da operação de que decorrer a saída do estabelecimento equiparado a industrial; ou</text:p>
      <text:p text:style-name="P24"><text:soft-page-break/><text:span text:style-name="T2">II – </text:span>dos produtos nacionais, o valor total da operação de que decorrer a saída do estabelecimento industrial ou equiparado a industrial<text:span text:style-name="T2">.</text:span></text:p>
      <text:p text:style-name="P85"/>
      <text:p text:style-name="P43">Atenção!<text:span text:style-name="T2"> A BC do IPI por ocasião do desembaraço aduaneiro inclui não só a BC do II como também o próprio valor do II.</text:span></text:p>
      <text:p text:style-name="P86"/>
      <text:p text:style-name="P44">Atenção!<text:span text:style-name="T2"> No RIPI </text:span>não<text:span text:style-name="T2"> foi previsto o FG da arrematação em leilão, logo não incide IPI nessa situação!</text:span></text:p>
      <text:p text:style-name="P87"/>
      <text:p text:style-name="P45">Atenção!<text:span text:style-name="T2"> O </text:span>frete<text:span text:style-name="T2"> é sempre relevante para a BC do IPI, nos casos de saída de estabelecimento industrial ou a ele equiparado, mesmo sendo o transporte realizado por firma controladora ou controlada, coligada ou interligada, do estabelecimento contribuinte, ou por firma com a qual este tenha relação de interdependência, mesmo quando o frete seja subcontratado.</text:span></text:p>
      <text:p text:style-name="P88"/>
      <text:p text:style-name="P45"><text:span text:style-name="T2">RIPI → </text:span>não<text:span text:style-name="T2"> podem ser deduzidos do valor da operação os descontos, diferenças ou abatimentos, concedidos a qualquer título, </text:span>ainda que incondicionalmente<text:span text:style-name="T2">.</text:span></text:p>
      <text:p text:style-name="P88">STJ → é permitida a dedução dos referidos descontos da BC do IPI. Somente considerar esse entendimento do STJ como correto se a questão mencionar expressamente jurisprudência!</text:p>
      <text:p text:style-name="P88"/>
      <text:p text:style-name="P45"><text:span text:style-name="T2">Nas saídas de produtos a título de </text:span>consignação mercantil<text:span text:style-name="T2">, o valor total da operação será o preço de venda do consignatário (preço da venda a terceiros), </text:span>estabelecido pelo consignante<text:span text:style-name="T2"> (que é o contribuinte do IPI).</text:span></text:p>
      <text:p text:style-name="P88"/>
      <text:p text:style-name="P45"><text:span text:style-name="T2">Nos casos em que </text:span>não há valor determinado para a operação<text:span text:style-name="T2"> (ex.: locação, doação, </text:span><text:span text:style-name="T14">leasing</text:span><text:span text:style-name="T2">), a BC do IPI será o </text:span>preço corrente<text:span text:style-name="T2"> do produto, ou seu similar, no mercado </text:span>atacadista<text:span text:style-name="T2"> da praça </text:span>remetente<text:span text:style-name="T2">, na saída do produto do estabelecimento industrial ou equiparado a industrial.</text:span></text:p>
      <text:p text:style-name="P88"/>
      <text:p text:style-name="P89">Renovação/Recondicionamento de produto usado → BC = valor pago na aquisição – valor de revenda</text:p>
      <text:p text:style-name="P89"/>
      <table:table table:name="Table18" table:style-name="Table18" table:template-name="Default Style">
        <table:table-column table:style-name="Table18.A"/>
        <table:table-row table:style-name="Table18.1">
          <table:table-cell table:style-name="Table18.A1" office:value-type="string">
            <text:p text:style-name="P54">VALOR TRIBUTÁVEL MÍNIMO</text:p>
            <text:p text:style-name="P54"/>
            <text:p text:style-name="P56"><text:span text:style-name="T7">Produto destinado a outro estabelecimento do próprio remetente ou de firma interdependente</text:span> → <text:span text:style-name="T6">preço corrente no mercado atacadista da praça do remetente</text:span>.</text:p>
            <text:p text:style-name="P56"/>
            <text:p text:style-name="P56"><text:span text:style-name="T7">Produto remetido a outro estabelecimento da mesma empresa, com destinatário exclusivamente varejista </text:span>→ <text:span text:style-name="T6">90% do preço de venda aos consumidores</text:span>.</text:p>
            <text:list xml:id="list1257618288" text:style-name="L6">
              <text:list-item>
                <text:p text:style-name="P59">Esses 90% não podem ser inferiores ao preço corrente no mercado atacadista da praça do remetente!</text:p>
              </text:list-item>
            </text:list>
            <text:p text:style-name="P56"/>
            <text:p text:style-name="P54">Atenção!<text:span text:style-name="T2"> Para as duas situações acima, considera-se a </text:span>média ponderada<text:span text:style-name="T2"> dos preços de cada produto, em vigor no </text:span>mês precedente<text:span text:style-name="T2"> ao da saída do estabelecimento remetente, ou, na sua falta, a correspondente ao mês imediatamente anterior.</text:span></text:p>
            <text:p text:style-name="P56"/>
            <text:p text:style-name="P54"><text:span text:style-name="T10">Produto com destino a comerciante autônomo, ambulante ou não, para venda direta ao consumidor</text:span><text:span text:style-name="T2"> → </text:span>custo de fabricação do produto + custos financeiros + custos de venda, administração e <text:soft-page-break/>publicidade + lucro normal e demais parcelas<text:span text:style-name="T2">.</text:span></text:p>
            <text:p text:style-name="P56"/>
            <text:p text:style-name="P55"><text:span text:style-name="T10">Remessa de café torrado a estabelecimento comercial varejista que possua atividade acessória de moagem</text:span><text:span text:style-name="T2"> → </text:span>70% do preço de venda a consumidor no estabelecimento moageiro<text:span text:style-name="T2">.</text:span></text:p>
          </table:table-cell>
        </table:table-row>
      </table:table>
      <text:p text:style-name="P89"/>
      <text:p text:style-name="P46">Arbitramento do valor tributável<text:span text:style-name="T2">:</text:span></text:p>
      <text:list xml:id="list2550239293" text:style-name="L7">
        <text:list-item>
          <text:p text:style-name="P83">se for apurado o valor real da operação, este deve ser usado;</text:p>
        </text:list-item>
        <text:list-item>
          <text:p text:style-name="P75"><text:span text:style-name="T2">se não for possível apurá-lo, o arbitramento tomará por base o </text:span>preço médio<text:span text:style-name="T2"> do produto no mercado do domícilio do contribuinte, ou, na sua falta, nos principais mercados nacionais, no trimestre civil mais próximo ao da ocorrência do FG;</text:span></text:p>
        </text:list-item>
        <text:list-item>
          <text:p text:style-name="P75"><text:span text:style-name="T2">quando não for possível identificar a mercadoria importada (extravio, consumo, descrição genérica) → aplica-se </text:span><text:span text:style-name="T7">alíquota única de 80%</text:span> em regime de tributação simplificada <text:span text:style-name="T2">(engloba II, IPI, PIS/Pasep, COFINS, AFRMM) à </text:span><text:span text:style-name="T7">mediana</text:span> dos valores por KG de todas as mercadorias importadas a título definitivo<text:span text:style-name="T2">, pela mesma via de transporte internacional, constantes de declarações registradas no semestre anterior, incluídas as despesas de frete e seguro internacionais.</text:span></text:p>
        </text:list-item>
      </text:list>
      <text:p text:style-name="P76"><text:span text:style-name="T2"/></text:p>
      <text:p text:style-name="P77">Créditos do IPI<text:span text:style-name="T2">: 5 tipos:</text:span></text:p>
      <text:list xml:id="list4145737338" text:style-name="L8">
        <text:list-item>
          <text:p text:style-name="P78"><text:span text:style-name="T2">créditos básicos;</text:span></text:p>
        </text:list-item>
        <text:list-item>
          <text:p text:style-name="P78"><text:span text:style-name="T2">créditos por devolução ou retorno de produtos;</text:span></text:p>
        </text:list-item>
        <text:list-item>
          <text:p text:style-name="P78"><text:span text:style-name="T2">créditos como incentivo;</text:span></text:p>
        </text:list-item>
        <text:list-item>
          <text:p text:style-name="P78"><text:span text:style-name="T2">créditos de outra natureza; e</text:span></text:p>
        </text:list-item>
        <text:list-item>
          <text:p text:style-name="P78"><text:span text:style-name="T2">créditos presumidos.</text:span></text:p>
        </text:list-item>
      </text:list>
      <text:p text:style-name="P77"><text:span text:style-name="T2"/></text:p>
      <table:table table:name="Table19" table:style-name="Table19" table:template-name="Default Style">
        <table:table-column table:style-name="Table19.A" table:number-columns-repeated="4"/>
        <table:table-row table:style-name="Table19.1">
          <table:table-cell table:style-name="Table19.A1" table:number-columns-spanned="4" office:value-type="string">
            <text:p text:style-name="P69">CRÉDITOS BÁSICOS</text:p>
            <text:list xml:id="list3950544091" text:style-name="L10">
              <text:list-item>
                <text:p text:style-name="P65"><text:span text:style-name="T15">A</text:span>quisição de insumos e revenda de produtos: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70">Insumo</text:p>
          </table:table-cell>
          <table:table-cell table:style-name="Table19.A2" office:value-type="string">
            <text:p text:style-name="P70">Produto final</text:p>
          </table:table-cell>
          <table:table-cell table:style-name="Table19.A2" office:value-type="string">
            <text:p text:style-name="P70">Direito de crédito?</text:p>
          </table:table-cell>
          <table:table-cell table:style-name="Table19.D2" office:value-type="string">
            <text:p text:style-name="P70">Observações</text:p>
          </table:table-cell>
        </table:table-row>
        <table:table-row>
          <table:table-cell table:style-name="Table19.A3" office:value-type="string">
            <text:p text:style-name="P63">Tributado</text:p>
          </table:table-cell>
          <table:table-cell table:style-name="Table19.A3" office:value-type="string">
            <text:p text:style-name="P63">Tributado</text:p>
          </table:table-cell>
          <table:table-cell table:style-name="Table19.C3" office:value-type="string">
            <text:p text:style-name="P63">Sim</text:p>
          </table:table-cell>
          <table:table-cell table:style-name="Table19.D3" office:value-type="string">
            <text:p text:style-name="P63">–</text:p>
          </table:table-cell>
        </table:table-row>
        <table:table-row>
          <table:table-cell table:style-name="Table19.A3" office:value-type="string">
            <text:p text:style-name="P63">Tributado</text:p>
          </table:table-cell>
          <table:table-cell table:style-name="Table19.A3" office:value-type="string">
            <text:p text:style-name="P63">Isento, 0%, Exportação</text:p>
          </table:table-cell>
          <table:table-cell table:style-name="Table19.C3" office:value-type="string">
            <text:p text:style-name="P63">Sim</text:p>
          </table:table-cell>
          <table:table-cell table:style-name="Table19.D3" office:value-type="string">
            <text:p text:style-name="P64">–</text:p>
          </table:table-cell>
        </table:table-row>
        <table:table-row>
          <table:table-cell table:style-name="Table19.A3" office:value-type="string">
            <text:p text:style-name="P63">Tributado</text:p>
          </table:table-cell>
          <table:table-cell table:style-name="Table19.A3" office:value-type="string">
            <text:p text:style-name="P63">NT</text:p>
          </table:table-cell>
          <table:table-cell table:style-name="Table19.C5" office:value-type="string">
            <text:p text:style-name="P63">Não</text:p>
          </table:table-cell>
          <table:table-cell table:style-name="Table19.D3" office:value-type="string">
            <text:p text:style-name="P63">Estorno do crédito</text:p>
          </table:table-cell>
        </table:table-row>
        <table:table-row table:style-name="Table19.1">
          <table:table-cell table:style-name="Table19.A3" office:value-type="string">
            <text:p text:style-name="P63">Isento, 0%, NT</text:p>
          </table:table-cell>
          <table:table-cell table:style-name="Table19.A3" office:value-type="string">
            <text:p text:style-name="P64">–</text:p>
          </table:table-cell>
          <table:table-cell table:style-name="Table19.C5" office:value-type="string">
            <text:p text:style-name="P63">Não</text:p>
          </table:table-cell>
          <table:table-cell table:style-name="Table19.D3" office:value-type="string">
            <text:p text:style-name="P63">STF</text:p>
          </table:table-cell>
        </table:table-row>
        <table:table-row table:style-name="Table19.1">
          <table:table-cell table:style-name="Table19.A3" table:number-columns-spanned="4" office:value-type="string">
            <text:list xml:id="list2281134928" text:style-name="L11">
              <text:list-item>
                <text:p text:style-name="P66">Industrialização por encomenda:</text:p>
                <text:list>
                  <text:list-item>
                    <text:p text:style-name="P66">encomendante se credita do IPI;</text:p>
                  </text:list-item>
                  <text:list-item>
                    <text:p text:style-name="P66">fornecedor de insumos envia 2 NF’s:</text:p>
                    <text:list>
                      <text:list-item>
                        <text:p text:style-name="P66">uma para o encomendante (adquirente dos insumos), <text:span text:style-name="T6">com IPI destacado</text:span>; e</text:p>
                      </text:list-item>
                      <text:list-item>
                        <text:p text:style-name="P66">uma para o executor, <text:span text:style-name="T6">sem IPI destacado</text:span>;</text:p>
                      </text:list-item>
                    </text:list>
                  </text:list-item>
                  <text:list-item>
                    <text:p text:style-name="P67">se NF emitida pelo encomendante destacar o IPI, o executor poderá se creditar do IPI;</text:p>
                  </text:list-item>
                  <text:list-item>
                    <text:p text:style-name="P67">se industrial receber NF com IPI destacado relativa a produtos industrializados por encomenda, recebidos do estabelecimento que o industrializou, em operação que dê direito ao crédito, o industrial poderá se creditar do IPI;</text:p>
                  </text:list-item>
                </text:list>
              </text:list-item>
              <text:list-item>
                <text:p text:style-name="P67">Há creditamento no desembaraço aduaneiro;</text:p>
              </text:list-item>
              <text:list-item>
                <text:p text:style-name="P67">Há creditamento para o estabelecimento que recebe produtos importados diretamente da <text:soft-page-break/>repartição aduaneira, mesmo que seja varejista;</text:p>
              </text:list-item>
              <text:list-item>
                <text:p text:style-name="P67">Há creditamento para estabelecimentos comerciais equiparados a industrial por opção;</text:p>
              </text:list-item>
              <text:list-item>
                <text:p text:style-name="P68">Há creditamento em caso de descumprimento de condição de imunidade, isenção ou suspensão de IPI;</text:p>
              </text:list-item>
              <text:list-item>
                <text:p text:style-name="P68">Há creditamento em transferências simbólicas do produto;</text:p>
              </text:list-item>
              <text:list-item>
                <text:p text:style-name="P68">Há creditamento para o depositante nas remessas de produtos para armazém-geral ou depósito fechado;</text:p>
              </text:list-item>
              <text:list-item>
                <text:p text:style-name="P68">Adquirente de insumos de fornecedor comerciante atacadista <text:span text:style-name="T6">não contribuinte</text:span> poderá se creditar do IPI da seguinte forma: alíquota da TIPI x 50% do valor da NF.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77"><text:span text:style-name="T4"/></text:p>
      <text:p text:style-name="P79"><text:span text:style-name="T4">S</text:span><text:span text:style-name="T2">TJ: a aquisição de bens integrantes do </text:span>ativo permanente<text:span text:style-name="T2"> da empresa </text:span>não<text:span text:style-name="T2"> gera direito a creditamento de IPI.</text:span></text:p>
      <text:p text:style-name="P79"><text:span text:style-name="T2"/></text:p>
      <text:p text:style-name="P80"><text:span text:style-name="T2">Aquisições de insumos cujos fornecedores sejam optantes do SIMPLES </text:span>não<text:span text:style-name="T2"> poderão se creditar do IPI.</text:span></text:p>
      <text:p text:style-name="P80"><text:span text:style-name="T2"/></text:p>
      <text:p text:style-name="P8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65540" officeooo:paragraph-rsid="0006554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IPI: BC, valor tributável, créditos, período de apuração, apuração do imposto, IPI na importação, crédito presumido, recolhiment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4:46:58.903000000</meta:creation-date>
    <dc:date>2018-04-04T09:01:22.957000000</dc:date>
    <meta:editing-duration>PT11H40M29S</meta:editing-duration>
    <meta:editing-cycles>31</meta:editing-cycles>
    <meta:generator>LibreOffice/6.0.1.1$Windows_X86_64 LibreOffice_project/60bfb1526849283ce2491346ed2aa51c465abfe6</meta:generator>
    <meta:document-statistic meta:table-count="19" meta:image-count="0" meta:object-count="0" meta:page-count="8" meta:paragraph-count="143" meta:word-count="2578" meta:character-count="16107" meta:non-whitespace-character-count="13699"/>
  </office:meta>
</office:document-meta>
</file>